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d90c" officeooo:paragraph-rsid="0014d90c"/>
    </style:style>
    <style:style style:name="P2" style:family="paragraph" style:parent-style-name="Standard" style:list-style-name="L1">
      <style:text-properties officeooo:rsid="0014d90c" officeooo:paragraph-rsid="0014d90c"/>
    </style:style>
    <style:style style:name="P3" style:family="paragraph" style:parent-style-name="Standard" style:list-style-name="L2">
      <style:text-properties officeooo:rsid="0014d90c" officeooo:paragraph-rsid="0014d90c"/>
    </style:style>
    <style:style style:name="P4" style:family="paragraph" style:parent-style-name="Standard" style:list-style-name="L3">
      <style:text-properties officeooo:rsid="0014d90c" officeooo:paragraph-rsid="0014d90c"/>
    </style:style>
    <style:style style:name="P5" style:family="paragraph" style:parent-style-name="Standard" style:list-style-name="L3">
      <style:text-properties officeooo:paragraph-rsid="0014d90c"/>
    </style:style>
    <style:style style:name="P6" style:family="paragraph" style:parent-style-name="Standard">
      <style:text-properties officeooo:rsid="0015d85d" officeooo:paragraph-rsid="0015d85d"/>
    </style:style>
    <style:style style:name="P7" style:family="paragraph" style:parent-style-name="Standard" style:list-style-name="L4">
      <style:text-properties officeooo:rsid="0015d85d" officeooo:paragraph-rsid="0015d85d"/>
    </style:style>
    <style:style style:name="T1" style:family="text">
      <style:text-properties officeooo:rsid="0014d90c"/>
    </style:style>
    <style:style style:name="T2" style:family="text">
      <style:text-properties officeooo:rsid="0015d85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he <text:span text:style-name="T1">bb</text:span>Mouse Subsystem:</text:h>
      <text:p text:style-name="P1">A computer mouse is used to move a mouse pointer around the screen. The computer mouse also has buttons used to “click” the mouse pointer.</text:p>
      <text:p text:style-name="P1"/>
      <text:p text:style-name="P1">The relevant signals sent from the computer mouse are:</text:p>
      <text:p text:style-name="P1"/>
      <text:list text:style-name="L1">
        <text:list-item>
          <text:p text:style-name="P2">left mouse button pressed</text:p>
        </text:list-item>
        <text:list-item>
          <text:p text:style-name="P2">right mouse button pressed</text:p>
        </text:list-item>
        <text:list-item>
          <text:p text:style-name="P2">left mouse button released</text:p>
        </text:list-item>
        <text:list-item>
          <text:p text:style-name="P2">right mouse button released</text:p>
        </text:list-item>
        <text:list-item>
          <text:p text:style-name="P2">mouse moved</text:p>
        </text:list-item>
      </text:list>
      <text:p text:style-name="P1"/>
      <text:p text:style-name="P1">The program scans through a list of events, receives the signals from the computer mouse, then notifies the mouse pointer. From now on I will refer to the mouse pointer as just the mouse</text:p>
      <text:p text:style-name="P1"/>
      <text:p text:style-name="P1">After this a function is called to traverse the tree of bbWidget objects to find which widget the mouse is hovering over. This occurs even if the mouse has not moved. If the mouse is not hovering over any other object, then it will be hovering over the background object.</text:p>
      <text:p text:style-name="P1"/>
      <text:p text:style-name="P1">How the mouse interacts with the bbWidget objects is interesting.</text:p>
      <text:p text:style-name="P1"/>
      <text:p text:style-name="P1">The mouse can be in a number of states:</text:p>
      <text:p text:style-name="P1"/>
      <text:list text:style-name="L2">
        <text:list-item>
          <text:p text:style-name="P3">hovering over an object</text:p>
        </text:list-item>
        <text:list-item>
          <text:p text:style-name="P3">in the process of left clicking while hovering over that object.</text:p>
        </text:list-item>
        <text:list-item>
          <text:p text:style-name="P3">in the process of right clicking while hovering over that object.</text:p>
        </text:list-item>
        <text:list-item>
          <text:p text:style-name="P3">dragging an object while hovering over another object</text:p>
        </text:list-item>
      </text:list>
      <text:p text:style-name="P1"/>
      <text:p text:style-name="P1">The change of state can occur when</text:p>
      <text:p text:style-name="P1"/>
      <text:list text:style-name="L3">
        <text:list-item>
          <text:p text:style-name="P5"><text:span text:style-name="T1">The mouse moved,</text:span></text:p>
        </text:list-item>
        <text:list-item>
          <text:p text:style-name="P4">The object moved out from under the mouse</text:p>
        </text:list-item>
        <text:list-item>
          <text:p text:style-name="P4">A new object moved between the mouse and the other object</text:p>
          <text:p text:style-name="P4"/>
        </text:list-item>
        <text:list-item>
          <text:p text:style-name="P4">The left button is pressed while hovering over an object</text:p>
        </text:list-item>
        <text:list-item>
          <text:p text:style-name="P4">The mouse is moved a certain distance since the left button was pressed</text:p>
        </text:list-item>
        <text:list-item>
          <text:p text:style-name="P4">The left button is released</text:p>
          <text:p text:style-name="P4"/>
        </text:list-item>
        <text:list-item>
          <text:p text:style-name="P4">The right button is pressed while hovering over an object</text:p>
        </text:list-item>
        <text:list-item>
          <text:p text:style-name="P4">The mouse is moved a certain distance since the right button was pressed</text:p>
        </text:list-item>
        <text:list-item>
          <text:p text:style-name="P4">The right button is released</text:p>
          <text:p text:style-name="P4"/>
        </text:list-item>
        <text:list-item>
          <text:p text:style-name="P4">The left button is pressed while holding the right button</text:p>
        </text:list-item>
        <text:list-item>
          <text:p text:style-name="P4">The right button is pressed while holding the left button</text:p>
        </text:list-item>
      </text:list>
      <text:p text:style-name="P1"/>
      <text:p text:style-name="P6">The objects being interacted with will effect how the mouse changes state. Some objects will react as soon as the left mouse button is pressed, while others will wait until the left mouse button is released. Some objects may be drag-able and some may not.</text:p>
      <text:p text:style-name="P6"/>
      <text:p text:style-name="P1">The mouse can display a number of cursor designs, decided by the object(s) it is interacting with. If the mouse is dragging an object, an image of the object moves around with the mouse. <text:span text:style-name="T2">The cursor </text:span><text:soft-page-break/><text:span text:style-name="T2">design might depend on both the object being dragged and whether it can be drag and dropped onto the object being hovered over.</text:span></text:p>
      <text:p text:style-name="P1"/>
      <text:p text:style-name="P6">As such the object needs to be notified of any of these circumstances and determine how the mouse’s state should change.</text:p>
      <text:p text:style-name="P6"/>
      <text:p text:style-name="P6">The bbWidget object will need one function to tell the mouse what object it is hovering over.</text:p>
      <text:p text:style-name="P6"/>
      <text:p text:style-name="P6">The bbWidget object will need one or more functions to control how the mouse interacts with the object.</text:p>
      <text:p text:style-name="P6"/>
      <text:p text:style-name="P6">For example: If the mouse is pressed over an object then moved a certain distance, two things might happen. The object might become dragged, or the action might be cancelled and the mouse reverts to being released. </text:p>
      <text:p text:style-name="P6"/>
      <text:p text:style-name="P6">This raises the question: What if the button is pressed and then the object becomes no longer the object being hovered over, before the mouse moves enough for the object to become dragged?</text:p>
      <text:p text:style-name="P6"/>
      <text:p text:style-name="P6">Another question arises: How much of this code belongs to the game engine and how much belongs to the game? For now the difference is just “what folder should I put the code in” so I suppose I will put it in the “game” folder for now.</text:p>
      <text:p text:style-name="P6"/>
      <text:p text:style-name="P6">To determine the behaviours of different bbWidget objects, we need to see what types of bbWidget objects we will need:</text:p>
      <text:p text:style-name="P6"/>
      <text:list text:style-name="L4">
        <text:list-item>
          <text:p text:style-name="P7">Layout / Background / pause screen: The first thing drawn to the screen, not interactive. Catches the mouse if no other object does. Also used to prevent the user from clicking things behind the pause menu.</text:p>
        </text:list-item>
        <text:list-item>
          <text:p text:style-name="P7">Viewport: This is a special bbWidget that is a window into the 2.5d game world and has a special handler for the mouse to interact with objects in the game world.</text:p>
        </text:list-item>
        <text:list-item>
          <text:p text:style-name="P7">Spell buttons: click to cast the spell or click to select spell then click the viewport to cast the spell.</text:p>
        </text:list-item>
        <text:list-item>
          <text:p text:style-name="P7">Items such as potions, scrolls, weapons, armour, anything you can pick up and put in your inventory, possibly can be equipped.</text:p>
        </text:list-item>
        <text:list-item>
          <text:p text:style-name="P7">Slots for items to be equipped or stored. Some slots are picky about what they can contain.</text:p>
        </text:list-item>
        <text:list-item>
          <text:p text:style-name="P7">Menus</text:p>
        </text:list-item>
        <text:list-item>
          <text:p text:style-name="P7">Menu buttons</text:p>
        </text:list-item>
        <text:list-item>
          <text:p text:style-name="P7">Text boxes</text:p>
        </text:list-item>
      </text:list>
      <text:p text:style-name="P6"/>
      <text:p text:style-name="P6">There might be different kinds of menus, like the pause menu in a game is different from the file/edit/view menu in LibreOffi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6T14:36:04.655000000</meta:creation-date>
    <dc:date>2025-09-26T16:16:00.740000000</dc:date>
    <meta:editing-duration>PT1H39M56S</meta:editing-duration>
    <meta:editing-cycles>3</meta:editing-cycles>
    <meta:generator>LibreOffice/7.6.1.2$Windows_X86_64 LibreOffice_project/f5defcebd022c5bc36bbb79be232cb6926d8f674</meta:generator>
    <meta:document-statistic meta:table-count="0" meta:image-count="0" meta:object-count="0" meta:page-count="2" meta:paragraph-count="49" meta:word-count="777" meta:character-count="4195" meta:non-whitespace-character-count="3494"/>
  </office:meta>
</office:document-meta>
</file>